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nl" fo:country="NL" style:language-asian="zxx" style:country-asian="none" style:language-complex="zxx" style:country-complex="none"/>
    </style:style>
    <style:style style:name="P2" style:family="paragraph" style:parent-style-name="Text_20_body">
      <style:text-properties fo:language="nl" fo:country="NL" style:language-asian="zxx" style:country-asian="none" style:language-complex="zxx" style:country-complex="none"/>
    </style:style>
    <style:style style:name="P3" style:family="paragraph" style:parent-style-name="Text_20_body">
      <style:paragraph-properties fo:margin-top="0.423cm" fo:margin-bottom="0.212cm"/>
      <style:text-properties fo:language="nl" fo:country="NL" style:language-asian="zxx" style:country-asian="none" style:language-complex="zxx" style:country-complex="none"/>
    </style:style>
    <style:style style:name="P4" style:family="paragraph" style:parent-style-name="Heading_20_3">
      <style:paragraph-properties fo:margin-top="0.423cm" fo:margin-bottom="0.212cm" fo:keep-with-next="always"/>
      <style:text-properties fo:language="nl" fo:country="NL" style:language-asian="zxx" style:country-asian="none" style:language-complex="zxx" style:country-complex="none"/>
    </style:style>
    <style:style style:name="P5" style:family="paragraph" style:parent-style-name="Heading_20_3">
      <style:text-properties fo:language="nl" fo:country="NL" style:language-asian="zxx" style:country-asian="none" style:language-complex="zxx" style:country-complex="none"/>
    </style:style>
    <style:style style:name="P6" style:family="paragraph" style:parent-style-name="Heading_20_3">
      <style:paragraph-properties fo:break-before="page"/>
      <style:text-properties fo:language="nl" fo:country="NL" style:language-asian="zxx" style:country-asian="none" style:language-complex="zxx" style:country-complex="none"/>
    </style:style>
    <style:style style:name="T1"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s mijnDierenwinkel.nl</text:p>
      <text:p text:style-name="P1"/>
      <text:p text:style-name="P1"/>
      <text:h text:style-name="P5" text:outline-level="3">Désirée Hulsman (33 Jaar)</text:h>
      <text:p text:style-name="P2">Franchise Manager Mijn Dieren Winkel</text:p>
      <text:p text:style-name="P2"/>
      <text:p text:style-name="P1"><draw:frame draw:style-name="fr1" draw:name="graphics1" text:anchor-type="as-char" svg:width="14.711cm" svg:height="9.79cm" draw:z-index="0"><draw:image xlink:href="http://i.istockimg.com/file_thumbview_approve/51621342/6/stock-photo-51621342-pet-store-worker.jpg" xlink:type="simple" xlink:show="embed" xlink:actuate="onLoad"/></draw:frame><text:bookmark text:name="image-thumbnail"/> </text:p>
      <text:p text:style-name="P2"/>
      <text:p text:style-name="P2"/>
      <text:p text:style-name="P2">Désirée Hulsman is medewerker bij Dierenwinkel Zoutelande en werkt daar als manager en voorraadbeheerder. Het was haar idee om in plaats van een extra winkel de website Mijndierenwinkel op te richten. Omdat je niet overal een winkelvestiging kan openen is een website veel handiger, klanten in Nederland en België kunnen makkelijk online bestellen op de webshop en afrekenen. Zelf is ze 5 dagen in de week actief bezig en graag zou ze een makkelijke vlugge website willen hebben die zoveel mogelijk klanten aantrekt; simpel snel en gemakkelijk zijn de sleutelwoorden hiervoor.</text:p>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4" text:outline-level="3">Polly Cloven Kosters (23 Jaar)</text:h>
      <text:p text:style-name="P3">Mederwerkster mijn dieren winkel Rotterdam.</text:p>
      <text:p text:style-name="P1"><draw:frame draw:style-name="fr1" draw:name="graphics2" text:anchor-type="as-char" svg:width="14.711cm" svg:height="10.319cm" draw:z-index="1"><draw:image xlink:href="http://i.istockimg.com/file_thumbview_approve/46850432/6/stock-photo-46850432-supermarket-sales-clerk-checking-products-customer-with-dog-on-background.jpg" xlink:type="simple" xlink:show="embed" xlink:actuate="onLoad"/></draw:frame><text:bookmark text:name="image-thumbnail1"/> </text:p>
      <text:p text:style-name="P2"/>
      <text:p text:style-name="P1">Polly Cloven werkt in de vestiging Rotterdam van mijn dieren winkel en werkt daar 3 dagen in de week en studeert daarnaast 2 dagen bij het ID-College in Rotterdam. De laatste tijd ziet ze steeds minder klanten in de winkel en er is een keer een tekort aan winst geweest in de vestiging in Rotterdam, omdat het moeilijk in de winkel gaat is er kans dat de winkel moet sluiten. Polly heeft meet de manager van de vestiging Rotterdam gesproken en volgens hem komt het doordat de winkel in Rotterdam de enige dierenwinkel van Rotterdam is zonder een eigen website.</text:p>
      <text:p text:style-name="P1"/>
      <text:p text:style-name="P1">Zelf is ze het ermee eens dat als de winkel een internetwebsite zou hebben dat het een populairdere winkel zou zijn. Vooral als ze met Facebook zou kunnen inloggen, de website MijndierenWinkel.nl lijkt haar een goed idee.</text:p>
      <text:p text:style-name="P1"/>
      <text:p text:style-name="P1"/>
      <text:h text:style-name="P5" text:outline-level="3"/>
      <text:h text:style-name="P6" text:outline-level="3">Konrad van Noord (31 Jaar)</text:h>
      <text:p text:style-name="P2">Klant mijndierenwinkel Hilversum.</text:p>
      <text:p text:style-name="P1"><draw:frame draw:style-name="fr1" draw:name="graphics3" text:anchor-type="as-char" svg:width="14.711cm" svg:height="9.79cm" draw:z-index="2"><draw:image xlink:href="http://i.istockimg.com/file_thumbview_approve/46851068/6/stock-photo-46851068-supermarket-sales-clerk-checking-products-customer-with-dog-on-background.jpg" xlink:type="simple" xlink:show="embed" xlink:actuate="onLoad"/></draw:frame><text:bookmark text:name="image-thumbnail2"/> </text:p>
      <text:p text:style-name="P1"/>
      <text:p text:style-name="P1">Konrad van Noord is een klant van de vestiging <text:s/>mijn dieren winkel in Hilversum</text:p>
      <text:p text:style-name="P1">Hij heeft een lange tijd geleden een parkiet gekocht bij deze winkel maar hij kan de website van de winkel niet vinden. Ook heeft hij moeite om te ontdekken wat voor soort spullen de winkel verkoopt zonder er langs te gaan. Konrad heeft een baan en is daar druk mee bezig. Hij zou het handig vinden als hij op het internet in een opzicht zou kunnen opzoeken wat het assortiment van de winkel is.</text:p>
      <text:p text:style-name="P1"/>
      <text:p text:style-name="P1"/>
      <text:p text:style-name="P1"/>
      <text:h text:style-name="P5" text:outline-level="3"/>
      <text:h text:style-name="P6" text:outline-level="3">Erno van de Noort (47 Jaar)</text:h>
      <text:h text:style-name="P5" text:outline-level="3"><text:span text:style-name="T1">Leverancier Mijn Dieren Winkel Zuid Holland</text:span> </text:h>
      <text:p text:style-name="P2"/>
      <text:p text:style-name="P1"><draw:frame draw:style-name="fr1" draw:name="graphics4" text:anchor-type="as-char" svg:width="14.711cm" svg:height="9.79cm" draw:z-index="3"><draw:image xlink:href="http://i.istockimg.com/file_thumbview_approve/54416810/6/stock-photo-54416810-business-success-.jpg" xlink:type="simple" xlink:show="embed" xlink:actuate="onLoad"/></draw:frame><text:bookmark text:name="image-thumbnail3"/> </text:p>
      <text:p text:style-name="P2"/>
      <text:p text:style-name="P2">Erno is leverancier voor mijn Dieren Winkel vestigingen in Zuid Holland en levert goederen aan verschillende winkels. Hij is van mening dat het moeilijk is om de voorraden van de winkel bij te houden. Hij heeft aan andere leveranciers van winkelneringen gevraagd hoe hun hun werk doen en de meeste hebben een systeem met een database. Hij is van mening dat als Mijn Dieren Winkel werkt met een aantal databases en een website dat medewerkers makkelijker hun voorraad kunnen beher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Tahoma"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6M57S</meta:editing-duration>
    <meta:editing-cycles>32</meta:editing-cycles>
    <meta:generator>OpenOffice/4.1.1$Win32 OpenOffice.org_project/411m6$Build-9775</meta:generator>
    <dc:date>2016-01-11T20:11:54.76</dc:date>
    <meta:document-statistic meta:table-count="0" meta:image-count="4" meta:object-count="0" meta:page-count="4" meta:paragraph-count="19" meta:word-count="437" meta:character-count="2614"/>
    <dc:creator>Adriaan  van den Berg</dc:creator>
    <meta:user-defined meta:name="Info 1"/>
    <meta:user-defined meta:name="Info 2"/>
    <meta:user-defined meta:name="Info 3"/>
    <meta:user-defined meta:name="Info 4"/>
  </office:meta>
</office:document-meta>
</file>